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7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7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68])" office:value-type="float" office:value="3036" calcext:value-type="float">
            <text:p/>
          </table:table-cell>
          <table:table-cell table:style-name="ce11" table:formula="of:=SUM([.C9:.C68])" office:value-type="float" office:value="41" calcext:value-type="float">
            <text:p/>
          </table:table-cell>
          <table:table-cell table:style-name="ce11" table:formula="of:=SUM([.D9:.D68])" office:value-type="float" office:value="7" calcext:value-type="float">
            <text:p/>
          </table:table-cell>
          <table:table-cell table:style-name="ce11" table:formula="of:=SUM([.E9:.E68])" office:value-type="float" office:value="21" calcext:value-type="float">
            <text:p/>
          </table:table-cell>
          <table:table-cell table:style-name="ce16" table:formula="of:=ROUND(([.B5]-[.C5])/[.B5]; 4)" office:value-type="percentage" office:value="0.9865" calcext:value-type="percentage">
            <text:p/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Two commented out: TC; <text:s/>Two commented out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0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5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TypeTests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1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egExpTest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wrong exception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SetMatchTests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table:number-columns-repeated="4"/>
          <table:table-cell table:style-name="ce5" office:value-type="string" calcext:value-type="string">
            <text:p>TC does not like redefined constructor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chi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APIGen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Highlight</text:p>
          </table:table-cell>
          <table:table-cell table:style-name="ce13" table:number-columns-repeated="6"/>
          <table:table-cell table:style-name="ce13" office:value-type="string" calcext:value-type="string">
            <text:p>FactParseError</text:p>
          </table:table-cell>
          <table:table-cell table:style-name="ce13" table:number-columns-repeated="1016"/>
        </table:table-row>
        <table:table-row table:style-name="ro1">
          <table:table-cell table:style-name="ce8" office:value-type="string" calcext:value-type="string">
            <text:p>util::LOC</text:p>
          </table:table-cell>
          <table:table-cell table:style-name="ce13" table:number-columns-repeated="6"/>
          <table:table-cell table:style-name="ce13" office:value-type="string" calcext:value-type="string">
            <text:p>#394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Reflective</text:p>
          </table:table-cell>
          <table:table-cell table:style-name="ce13" table:number-columns-repeated="6"/>
          <table:table-cell table:style-name="ce13" office:value-type="string" calcext:value-type="string">
            <text:p>#483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5-09T17:44:48.068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all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: 698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: 334 tests executed; 0 failed; 2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: 60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: 5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(14272,59,&lt;332,6&gt;,&lt;332,6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(6539,55,&lt;124,1&gt;,&lt;124,56&gt;): FALSE Internal compiler error: Instruction execution: instruction: CALLMUPRIM regexp_compile, 2; message: Internal compiler error: Syntax error in Regexp: [a-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(2964,149,&lt;94,0&gt;,&lt;96,83&gt;): FALSE <text:s/>with arguments: [&lt;728148758,-1755403731&gt;,&lt;-1855844328,-739806794&gt;] 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30873,193,&lt;631,3&gt;,&lt;634,4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(3792,96,&lt;83,4&gt;,&lt;83,100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2947 tests executed; 18 failed; 1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statistics::Frequency</text:p>
          </table:table-cell>
          <table:table-cell table:style-name="ce32"/>
          <table:table-cell table:style-name="ce32" office:value-type="string" calcext:value-type="string">
            <text:p>#491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7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1:56:23.1124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15T23:38:41.503538000</dc:date>
    <meta:editing-duration>P26DT13H55M6S</meta:editing-duration>
    <meta:editing-cycles>77</meta:editing-cycles>
    <meta:generator>LibreOffice/4.2.2.1$MacOSX_X86_64 LibreOffice_project/3be8cda0bddd8e430d8cda1ebfd581265cca5a0f</meta:generator>
    <meta:document-statistic meta:table-count="5" meta:cell-count="544" meta:object-count="0"/>
  </office:meta>
</office:document-meta>
</file>